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1) Calculate the free energy surface for the association process of Na+ and Cl- using umbrella sampling simulations. (2) Calculate the solvation free energy of methanol and n-hexanol. Explain the differences in the two valu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0:49:40.957687214</meta:creation-date>
    <dc:date>2018-11-11T20:50:32.128322155</dc:date>
    <meta:editing-duration>PT51S</meta:editing-duration>
    <meta:editing-cycles>1</meta:editing-cycles>
    <meta:document-statistic meta:table-count="0" meta:image-count="0" meta:object-count="0" meta:page-count="1" meta:paragraph-count="1" meta:word-count="35" meta:character-count="227" meta:non-whitespace-character-count="193"/>
    <meta:generator>LibreOffice/5.1.6.2$Linux_X86_64 LibreOffice_project/10m0$Build-2</meta:generator>
  </office:meta>
</office:document-meta>
</file>